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EF0000018ACB4D87E70F42DBCA.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4" style:family="paragraph" style:parent-style-name="Text_20_body">
      <style:text-properties officeooo:rsid="001a0cbe" officeooo:paragraph-rsid="001b6e54"/>
    </style:style>
    <style:style style:name="P5" style:family="paragraph" style:parent-style-name="Text_20_body">
      <style:text-properties officeooo:rsid="001a988d" officeooo:paragraph-rsid="001a988d"/>
    </style:style>
    <style:style style:name="P6" style:family="paragraph" style:parent-style-name="Text_20_body">
      <style:text-properties officeooo:rsid="001b6e54" officeooo:paragraph-rsid="001b6e54"/>
    </style:style>
    <style:style style:name="P7" style:family="paragraph" style:parent-style-name="Text_20_body">
      <style:text-properties officeooo:rsid="001cb2b3" officeooo:paragraph-rsid="001cb2b3"/>
    </style:style>
    <style:style style:name="P8" style:family="paragraph" style:parent-style-name="Text_20_body">
      <style:text-properties officeooo:rsid="00226a4c" officeooo:paragraph-rsid="00228a1a"/>
    </style:style>
    <style:style style:name="P9" style:family="paragraph" style:parent-style-name="Text_20_body">
      <style:text-properties officeooo:rsid="00228a1a" officeooo:paragraph-rsid="00228a1a"/>
    </style:style>
    <style:style style:name="P10" style:family="paragraph" style:parent-style-name="Text_20_body">
      <style:text-properties officeooo:rsid="00248c1d" officeooo:paragraph-rsid="00248c1d"/>
    </style:style>
    <style:style style:name="P11" style:family="paragraph" style:parent-style-name="Text_20_body">
      <style:text-properties officeooo:rsid="002520c7" officeooo:paragraph-rsid="002520c7"/>
    </style:style>
    <style:style style:name="P12" style:family="paragraph" style:parent-style-name="Text_20_body">
      <style:text-properties officeooo:rsid="002520c7" officeooo:paragraph-rsid="00265e6c"/>
    </style:style>
    <style:style style:name="P13" style:family="paragraph" style:parent-style-name="Text_20_body">
      <style:text-properties officeooo:rsid="00265e6c" officeooo:paragraph-rsid="00265e6c"/>
    </style:style>
    <style:style style:name="P14" style:family="paragraph" style:parent-style-name="Text_20_body">
      <style:text-properties officeooo:rsid="0027907b" officeooo:paragraph-rsid="0027907b"/>
    </style:style>
    <style:style style:name="P15" style:family="paragraph" style:parent-style-name="Text_20_body">
      <style:text-properties officeooo:rsid="0027c36e" officeooo:paragraph-rsid="0027c36e"/>
    </style:style>
    <style:style style:name="P16" style:family="paragraph" style:parent-style-name="Text_20_body">
      <style:text-properties officeooo:rsid="0029bc24" officeooo:paragraph-rsid="0029bc24"/>
    </style:style>
    <style:style style:name="P17" style:family="paragraph" style:parent-style-name="Text_20_body">
      <style:text-properties officeooo:rsid="002a6dc8" officeooo:paragraph-rsid="002a6dc8"/>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officeooo:rsid="003678a4" officeooo:paragraph-rsid="003678a4"/>
    </style:style>
    <style:style style:name="P29" style:family="paragraph" style:parent-style-name="Title">
      <style:text-properties fo:font-size="40pt" officeooo:rsid="0015b6d6" officeooo:paragraph-rsid="0015b6d6" style:font-size-asian="28pt" style:font-size-complex="28pt"/>
    </style:style>
    <style:style style:name="P30" style:family="paragraph" style:parent-style-name="Title">
      <style:text-properties style:font-name="Verdana"/>
    </style:style>
    <style:style style:name="P31" style:family="paragraph" style:parent-style-name="Subtitle">
      <style:text-properties style:font-name="Verdana"/>
    </style:style>
    <style:style style:name="P32"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33" style:family="paragraph" style:parent-style-name="Subtitle">
      <style:text-properties officeooo:paragraph-rsid="001be8e0"/>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7"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38" style:family="paragraph" style:parent-style-name="Text_20_body">
      <style:text-properties officeooo:rsid="003846aa" officeooo:paragraph-rsid="003846aa"/>
    </style:style>
    <style:style style:name="P39" style:family="paragraph" style:parent-style-name="Text_20_body">
      <style:text-properties officeooo:rsid="003968cc" officeooo:paragraph-rsid="003968cc"/>
    </style:style>
    <style:style style:name="P40" style:family="paragraph" style:parent-style-name="Text_20_body">
      <style:text-properties officeooo:rsid="003968cc" officeooo:paragraph-rsid="003b9ae9"/>
    </style:style>
    <style:style style:name="P41" style:family="paragraph" style:parent-style-name="Text_20_body">
      <style:text-properties officeooo:rsid="003b64c0" officeooo:paragraph-rsid="003b64c0"/>
    </style:style>
    <style:style style:name="P42" style:family="paragraph" style:parent-style-name="Text_20_body">
      <style:text-properties officeooo:rsid="003b9ae9" officeooo:paragraph-rsid="003b9ae9"/>
    </style:style>
    <style:style style:name="P43" style:family="paragraph" style:parent-style-name="Text_20_body">
      <style:text-properties officeooo:rsid="003bcb5d" officeooo:paragraph-rsid="003bcb5d"/>
    </style:style>
    <style:style style:name="P44" style:family="paragraph" style:parent-style-name="Text_20_body">
      <style:text-properties officeooo:rsid="003c2f94" officeooo:paragraph-rsid="003c2f94"/>
    </style:style>
    <style:style style:name="P45" style:family="paragraph" style:parent-style-name="Text_20_body">
      <style:text-properties officeooo:rsid="003d391f" officeooo:paragraph-rsid="003f40b4"/>
    </style:style>
    <style:style style:name="P46"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48" style:family="paragraph" style:parent-style-name="Text_20_body">
      <style:text-properties officeooo:rsid="003f40b4" officeooo:paragraph-rsid="003f40b4"/>
    </style:style>
    <style:style style:name="P49" style:family="paragraph" style:parent-style-name="Text_20_body">
      <style:text-properties officeooo:rsid="003fe0d4" officeooo:paragraph-rsid="003fe0d4"/>
    </style:style>
    <style:style style:name="P50" style:family="paragraph" style:parent-style-name="Text_20_body">
      <style:text-properties officeooo:rsid="004226d8" officeooo:paragraph-rsid="004226d8"/>
    </style:style>
    <style:style style:name="P51" style:family="paragraph" style:parent-style-name="Text_20_body">
      <style:text-properties officeooo:rsid="0044ebbd" officeooo:paragraph-rsid="0044ebbd"/>
    </style:style>
    <style:style style:name="P52" style:family="paragraph" style:parent-style-name="Heading_20_1">
      <style:text-properties officeooo:rsid="001cb2b3" officeooo:paragraph-rsid="001cb2b3"/>
    </style:style>
    <style:style style:name="P53" style:family="paragraph" style:parent-style-name="Heading_20_1">
      <style:text-properties officeooo:paragraph-rsid="002b2895"/>
    </style:style>
    <style:style style:name="P54" style:family="paragraph" style:parent-style-name="Heading_20_1">
      <style:text-properties officeooo:rsid="00308adf" officeooo:paragraph-rsid="00308adf"/>
    </style:style>
    <style:style style:name="P55" style:family="paragraph" style:parent-style-name="Heading_20_1">
      <style:text-properties officeooo:rsid="003846aa" officeooo:paragraph-rsid="003846aa"/>
    </style:style>
    <style:style style:name="P56" style:family="paragraph" style:parent-style-name="Heading_20_1">
      <style:text-properties officeooo:paragraph-rsid="003f40b4"/>
    </style:style>
    <style:style style:name="P57" style:family="paragraph" style:parent-style-name="Heading_20_1">
      <style:paragraph-properties fo:break-before="page"/>
      <style:text-properties officeooo:rsid="0018a793" officeooo:paragraph-rsid="0018a793"/>
    </style:style>
    <style:style style:name="P58" style:family="paragraph" style:parent-style-name="Heading_20_1">
      <style:paragraph-properties fo:break-before="page"/>
      <style:text-properties officeooo:rsid="001c81f1" officeooo:paragraph-rsid="001c81f1"/>
    </style:style>
    <style:style style:name="P59" style:family="paragraph" style:parent-style-name="Heading_20_2">
      <style:text-properties officeooo:rsid="00226a4c" officeooo:paragraph-rsid="00226a4c"/>
    </style:style>
    <style:style style:name="P60" style:family="paragraph" style:parent-style-name="Heading_20_2">
      <style:text-properties officeooo:rsid="00265e6c" officeooo:paragraph-rsid="00265e6c"/>
    </style:style>
    <style:style style:name="P61" style:family="paragraph" style:parent-style-name="Heading_20_2">
      <style:text-properties officeooo:paragraph-rsid="00304a4d"/>
    </style:style>
    <style:style style:name="P62" style:family="paragraph" style:parent-style-name="Heading_20_2">
      <style:text-properties officeooo:rsid="00304a4d" officeooo:paragraph-rsid="00304a4d"/>
    </style:style>
    <style:style style:name="P63" style:family="paragraph" style:parent-style-name="Heading_20_2">
      <style:text-properties officeooo:rsid="003846aa" officeooo:paragraph-rsid="003846aa"/>
    </style:style>
    <style:style style:name="P64" style:family="paragraph" style:parent-style-name="Heading_20_2">
      <style:text-properties officeooo:rsid="003bcb5d" officeooo:paragraph-rsid="003bcb5d"/>
    </style:style>
    <style:style style:name="P65" style:family="paragraph" style:parent-style-name="Heading_20_2">
      <style:text-properties officeooo:rsid="003c2f94" officeooo:paragraph-rsid="003c2f94"/>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64c0"/>
    </style:style>
    <style:style style:name="T20" style:family="text">
      <style:text-properties officeooo:rsid="003b9ae9"/>
    </style:style>
    <style:style style:name="T21" style:family="text">
      <style:text-properties officeooo:rsid="003bcb5d"/>
    </style:style>
    <style:style style:name="T22" style:family="text">
      <style:text-properties officeooo:rsid="003c2f94"/>
    </style:style>
    <style:style style:name="T23" style:family="text">
      <style:text-properties officeooo:rsid="003f40b4"/>
    </style:style>
    <style:style style:name="T24" style:family="text">
      <style:text-properties officeooo:rsid="003fe0d4"/>
    </style:style>
    <style:style style:name="T25" style:family="text">
      <style:text-properties officeooo:rsid="00413821"/>
    </style:style>
    <style:style style:name="T26" style:family="text">
      <style:text-properties officeooo:rsid="004226d8"/>
    </style:style>
    <style:style style:name="T27" style:family="text">
      <style:text-properties officeooo:rsid="0042f8e7"/>
    </style:style>
    <style:style style:name="T28" style:family="text">
      <style:text-properties officeooo:rsid="0046c3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30">RailControl</text:p>
      <text:p text:style-name="P31">Modellbahnsteuerung mit Automatikbetrieb</text:p>
      <text:p text:style-name="P1"/>
      <text:p text:style-name="P31">Masterthesis <text:span text:style-name="T3">2019</text:span></text:p>
      <text:p text:style-name="P2"/>
      <text:p text:style-name="P2">Studiengang:</text:p>
      <text:p text:style-name="P33">MAS Mikroelektronik</text:p>
      <text:p text:style-name="P32"/>
      <text:p text:style-name="P2">Eingereicht von:</text:p>
      <text:p text:style-name="Subtitle">Dominik Mahrer</text:p>
      <text:p text:style-name="P3"/>
      <text:p text:style-name="P37">Betreuender Dozent:</text:p>
      <text:p text:style-name="Subtitle">Michael Pichler, Studiengangleiter</text:p>
      <text:h text:style-name="P57" text:outline-level="1"><text:bookmark-start text:name="__RefHeading___Toc401_433743450"/>Zusammenfassung<text:bookmark-end text:name="__RefHeading___Toc401_433743450"/></text:h>
      <text:p text:style-name="P4">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5">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5">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6">Die Software <text:span text:style-name="T13">kann</text:span> die Züge selbständig auf einer Modelleisenbahnanlage steuern. Dazu sucht sich die Software für <text:span text:style-name="T3">jeden</text:span> Zug ein freies Gleis und führt ihn dort hin.</text:p>
      <text:h text:style-name="P58"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401_433743450" text:style-name="Index_20_Link" text:visited-style-name="Index_20_Link">Zusammenfassung<text:tab/>2</text:a></text:p>
          <text:p text:style-name="P34"><text:a xlink:type="simple" xlink:href="#__RefHeading___Toc403_433743450" text:style-name="Index_20_Link" text:visited-style-name="Index_20_Link">Inhaltsverzeichnis<text:tab/>3</text:a></text:p>
          <text:p text:style-name="P34"><text:a xlink:type="simple" xlink:href="#__RefHeading___Toc509_433743450" text:style-name="Index_20_Link" text:visited-style-name="Index_20_Link">Ausgangslage<text:tab/>4</text:a></text:p>
          <text:p text:style-name="P34"><text:a xlink:type="simple" xlink:href="#__RefHeading___Toc511_433743450" text:style-name="Index_20_Link" text:visited-style-name="Index_20_Link">Anforderungen<text:tab/>4</text:a></text:p>
          <text:p text:style-name="P35"><text:a xlink:type="simple" xlink:href="#__RefHeading___Toc514_433743450" text:style-name="Index_20_Link" text:visited-style-name="Index_20_Link">Posix/Linux<text:tab/>4</text:a></text:p>
          <text:p text:style-name="P35"><text:a xlink:type="simple" xlink:href="#__RefHeading___Toc516_433743450" text:style-name="Index_20_Link" text:visited-style-name="Index_20_Link">Kostengünstiger Einplatinencomputer<text:tab/>4</text:a></text:p>
          <text:p text:style-name="P35"><text:a xlink:type="simple" xlink:href="#__RefHeading___Toc518_433743450" text:style-name="Index_20_Link" text:visited-style-name="Index_20_Link">Webserver/Webbrowser<text:tab/>4</text:a></text:p>
          <text:p text:style-name="P35"><text:a xlink:type="simple" xlink:href="#__RefHeading___Toc526_433743450" text:style-name="Index_20_Link" text:visited-style-name="Index_20_Link">Digitalzentrale<text:tab/>4</text:a></text:p>
          <text:p text:style-name="P35"><text:a xlink:type="simple" xlink:href="#__RefHeading___Toc528_433743450" text:style-name="Index_20_Link" text:visited-style-name="Index_20_Link">Steuerung von Lokomotiven<text:tab/>5</text:a></text:p>
          <text:p text:style-name="P35"><text:a xlink:type="simple" xlink:href="#__RefHeading___Toc530_433743450" text:style-name="Index_20_Link" text:visited-style-name="Index_20_Link">Steuerung von Weichen und Signalen<text:tab/>5</text:a></text:p>
          <text:p text:style-name="P35"><text:a xlink:type="simple" xlink:href="#__RefHeading___Toc532_433743450" text:style-name="Index_20_Link" text:visited-style-name="Index_20_Link">Auswertung von Rückmeldern<text:tab/>5</text:a></text:p>
          <text:p text:style-name="P35"><text:a xlink:type="simple" xlink:href="#__RefHeading___Toc534_433743450" text:style-name="Index_20_Link" text:visited-style-name="Index_20_Link">Automatikbetrieb<text:tab/>5</text:a></text:p>
          <text:p text:style-name="P34"><text:a xlink:type="simple" xlink:href="#__RefHeading___Toc536_433743450" text:style-name="Index_20_Link" text:visited-style-name="Index_20_Link">RailControl<text:tab/>5</text:a></text:p>
          <text:p text:style-name="P34"><text:a xlink:type="simple" xlink:href="#__RefHeading___Toc538_433743450" text:style-name="Index_20_Link" text:visited-style-name="Index_20_Link">Fazit<text:tab/>5</text:a></text:p>
          <text:p text:style-name="P34"><text:a xlink:type="simple" xlink:href="#__RefHeading___Toc540_433743450" text:style-name="Index_20_Link" text:visited-style-name="Index_20_Link">Ausblick<text:tab/>5</text:a></text:p>
          <text:p text:style-name="P35"><text:a xlink:type="simple" xlink:href="#__RefHeading___Toc542_433743450" text:style-name="Index_20_Link" text:visited-style-name="Index_20_Link">Dreiwegweichen<text:tab/>5</text:a></text:p>
          <text:p text:style-name="P35"><text:a xlink:type="simple" xlink:href="#__RefHeading___Toc544_433743450" text:style-name="Index_20_Link" text:visited-style-name="Index_20_Link">Doppelkreuzungsweichen mit einem Antrieb<text:tab/>6</text:a></text:p>
          <text:p text:style-name="P35"><text:a xlink:type="simple" xlink:href="#__RefHeading___Toc546_433743450" text:style-name="Index_20_Link" text:visited-style-name="Index_20_Link">Mehrbegriffige Signale<text:tab/>6</text:a></text:p>
          <text:p text:style-name="P35"><text:a xlink:type="simple" xlink:href="#__RefHeading___Toc548_433743450" text:style-name="Index_20_Link" text:visited-style-name="Index_20_Link">Bahnübergänge<text:tab/>6</text:a></text:p>
          <text:p text:style-name="P35"><text:a xlink:type="simple" xlink:href="#__RefHeading___Toc550_433743450" text:style-name="Index_20_Link" text:visited-style-name="Index_20_Link">Automatisches Umfahren des Zuges<text:tab/>6</text:a></text:p>
          <text:p text:style-name="P35"><text:a xlink:type="simple" xlink:href="#__RefHeading___Toc552_433743450" text:style-name="Index_20_Link" text:visited-style-name="Index_20_Link">Lokfunktionen ausführen bei Fahrstrassen<text:tab/>6</text:a></text:p>
          <text:p text:style-name="P35"><text:a xlink:type="simple" xlink:href="#__RefHeading___Toc554_433743450" text:style-name="Index_20_Link" text:visited-style-name="Index_20_Link">Aktionen beim Freigeben von Fahrstrassen<text:tab/>6</text:a></text:p>
          <text:p text:style-name="P35"><text:a xlink:type="simple" xlink:href="#__RefHeading___Toc556_433743450" text:style-name="Index_20_Link" text:visited-style-name="Index_20_Link">Automatisches Rückstellen von Schutzweichen<text:tab/>7</text:a></text:p>
          <text:p text:style-name="P35"><text:a xlink:type="simple" xlink:href="#__RefHeading___Toc558_433743450" text:style-name="Index_20_Link" text:visited-style-name="Index_20_Link">Geschwindigkeit angepasst an Weichenstellung<text:tab/>7</text:a></text:p>
          <text:p text:style-name="P34"><text:a xlink:type="simple" xlink:href="#__RefHeading___Toc560_433743450" text:style-name="Index_20_Link" text:visited-style-name="Index_20_Link">Literaturverzeichnis<text:tab/>7</text:a></text:p>
          <text:p text:style-name="P34"><text:a xlink:type="simple" xlink:href="#__RefHeading___Toc562_433743450" text:style-name="Index_20_Link" text:visited-style-name="Index_20_Link">Ehrlichkeitserklärung<text:tab/>7</text:a></text:p>
        </text:index-body>
      </text:table-of-content>
      <text:h text:style-name="P52" text:outline-level="1"><text:bookmark-start text:name="__RefHeading___Toc509_433743450"/>Ausgangslage<text:bookmark-end text:name="__RefHeading___Toc509_433743450"/></text:h>
      <text:p text:style-name="P7">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59" text:outline-level="2"><text:bookmark-start text:name="__RefHeading___Toc514_433743450"/>Posix/<text:span text:style-name="T6">Linux</text:span><text:bookmark-end text:name="__RefHeading___Toc514_433743450"/></text:h>
      <text:p text:style-name="P8">Die <text:span text:style-name="T5">Software</text:span> muss unter einem Posix kompatiblen Betriebssystem lauffähig sein.</text:p>
      <text:p text:style-name="P8">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9">Die Software muss auf einem kostengünstigen Einplatinencomputer lauffähig sein.</text:p>
      <text:p text:style-name="P9">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9">Die <text:span text:style-name="T6">Bediengung der </text:span>Software muss mithilfe eines aktuellen <text:span text:style-name="T6">Webb</text:span>rowsers auf gängigen Endgeräten wie PC, Smartphone und/oder Tablets erfolgen können.</text:p>
      <text:p text:style-name="P9">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0">Mindestens eine Modellbahn-Digitalzentrale muss <text:span text:style-name="T7">von der Software </text:span>angesprochen werden können. Eine Erweiterung auf weitere Digitalzentralen ist vorzusehen.</text:p>
      <text:p text:style-name="P11">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1">Die Software muss Fahrtrichtung, Geschwindigkeit und Zusatzfunktionen von Lokomotiven steuern können.</text:p>
      <text:p text:style-name="P11">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3">Die Software muss Weichen, Signale und weiter Zubehörartikel steuern können.</text:p>
      <text:p text:style-name="P12">Sofern die Digitalzentrale es unterstützt, soll eine allfällige Änderung <text:span text:style-name="T8">an der Zentrale </text:span>auf den angeschlossenen Geräten im Browser angezeigt werden.</text:p>
      <text:h text:style-name="P60" text:outline-level="2"><text:bookmark-start text:name="__RefHeading___Toc532_433743450"/>Auswertung von Rückmeldern<text:bookmark-end text:name="__RefHeading___Toc532_433743450"/></text:h>
      <text:p text:style-name="P13">Die Software muss den Zustand von Rückmeldern der Digitalzentrale auswerten können.</text:p>
      <text:p text:style-name="P14">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5">Die Software muss die Züge unfallfrei über eine Modelleisenbahnanlage führen können.</text:p>
      <text:h text:style-name="P55" text:outline-level="1">Digitalzentralen</text:h>
      <text:h text:style-name="P63" text:outline-level="2">Funktionsweise ohne Digitalzentrale</text:h>
      <text:p text:style-name="P38">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8">Auch Weichen und Signale <text:span text:style-name="T18">werden</text:span> mit Schaltern oder Tastern auf dem Steuerpult direkt verkabelt. Viele lange Kabel <text:span text:style-name="T18">sind</text:span> die Folge.</text:p>
      <text:p text:style-name="P39">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63" text:outline-level="2">Funktionsweise der Digitalzentralen</text:h>
      <text:p text:style-name="P39">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20">bzw. Signal</text:span>antriebe umgesetzt wird.</text:p>
      <text:p text:style-name="P40">D<text:span text:style-name="T18">amit können </text:span>Lokomotiven unabhängig von ihrem Standort auf der Anlage und unabhängig von den anderen Lokomotiven angesteuert werden.</text:p>
      <text:p text:style-name="P42">Lokomotiven mit Decodern verfügen überlicherweise über Zusatzfunktionen. Ein schaltbares Spitzensignal ist bei allen käuflichen Lokomotiven standard. Neuere Lokomotiven verfügen auch über weitere <text:span text:style-name="T21">Funktionen wie weitere Lichtfunktionen oder auch Soundfunktonen, wie z.B. Fahrgeräusche oder Lokpfiffe.</text:span></text:p>
      <text:p text:style-name="P40"><text:span text:style-name="T19">Je nach Bauweise kommen Weichen und Signale ohne oder nur mit kurzen Kabeln bis zu den Decodern aus. Weichen, Signale und weitere zu steuernde Objekte werden als Zubehörartikel bezeichnet.</text:span></text:p>
      <text:p text:style-name="P41">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44">Eine Zugsicherung, also eine Verhinderung einer Zugskollision, bietet lediglich eine einzige Zentrale von Haus aus an. Diese Funktion wird bewusst der Computersteuerung überlassen.</text:p>
      <text:h text:style-name="Heading_20_2" text:outline-level="2"><text:soft-page-break/>Anbindung an Computer</text:h>
      <text:p text:style-name="P38">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Unterstützte Digitalzentralen</text:h>
      <text:p text:style-name="P42">In dieser Arbeit werden insgesamt drei Zentralen unterstützt:</text:p>
      <text:p text:style-name="P42">Märklin Central Station</text:p>
      <text:p text:style-name="P42">Märklin Interface 6050/6051</text:p>
      <text:p text:style-name="P42">RS485 Rückmeldemodule aus der Semesterarbeit des CAS</text:p>
      <text:h text:style-name="Heading_20_1" text:outline-level="1"><text:bookmark-start text:name="__RefHeading___Toc536_433743450"/>RailControl<text:bookmark-end text:name="__RefHeading___Toc536_433743450"/></text:h>
      <text:h text:style-name="P64" text:outline-level="2">Standardfunktionen</text:h>
      <text:p text:style-name="P43">Lokomotiven können einzeln mit Fahrtrichtung und Geschwindigkeit <text:span text:style-name="T22">an</text:span>gesteuert werden. Auch die Zusatzfunktionen der Lokomotiven können <text:span text:style-name="T22">bedient</text:span> werden.</text:p>
      <text:p text:style-name="P44">Weichen und Signale als konkrete Objekte implementiert. Weitere Objekte sind als allgemeiner Zubehörartikel schaltbar.</text:p>
      <text:p text:style-name="P44">Rückmelder können ausgewertet und weiterverarbeitet werden.</text:p>
      <text:h text:style-name="P65" text:outline-level="2">Zugsicherung <text:span text:style-name="T26">beim Vorbild</text:span></text:h>
      <text:p text:style-name="P48">Bereits kurz nach der Einführung der ersten Eisenbahnen anfangs des 19. Jahrhunderts wurden Zugsicherungssysteme nötig, um Zugskollisionen zu verhindern.</text:p>
      <text:p text:style-name="P45"><text:span text:style-name="T23">Dies wurde erreicht in dem </text:span>sich immer nur ein einziger Zug in einen Gleisabschnitt befinde<text:span text:style-name="T23">n darf</text:span> und dieser besetzte Abschnitt nicht von einem zweiten Zug befahren werden kann.</text:p>
      <text:p text:style-name="P48">Zu Beginn wurde die Streckenfreigabe mit Flaggen oder Lampen angezeigt. Bereits wenige Jahre später wurden die ersten Telegrafen dafür installiert.</text:p>
      <text:p text:style-name="P48">Nur wenig später wurden für <text:span text:style-name="T24">die </text:span>Kommunikation mit dem Lokführer auf Aussensignale <text:span text:style-name="T24">umgestellt, zuerst auf Formsignale (Semaphoren), später Lichtsignale.</text:span></text:p>
      <text:p text:style-name="P49">Eine weitere Variante, die sich bei mehreren Eisenbahnlinien <text:span text:style-name="T25">teilweise </text:span>bis heute halten konnte ist ein Streckentocken. Nur ein Lokführer der das Tocken bei sich hat darf die Strecke befahren. Das Tocken ist für eine Strecke nur ein Mal vorhanden.</text:p>
      <text:p text:style-name="P50">Gegen Ende des 19. Jahrhunderts wurden Streckenblöcke eingeführt. Viele Eisenbahnlinien sind bis heute nach diesem Prinzip gesichert. Die Funktionsweise wird später noch genauer erläutert.</text:p>
      <text:p text:style-name="P50">Da die Aussensignale mit Fahrgeschwindigkeiten über 160km/h - insbesondere bei schlechtem Wetter - nicht mehr zuverlässig erkennbar sind <text:span text:style-name="T27">wurden Aussensignale </text:span>durch Signalisationen in der Lokomotive ersetzt.</text:p>
      <text:p text:style-name="P51">Seit dem Jahr 2000 werden immer mehr Strecken mit dem European Train Control System ETCS ausgerüstet. Dieses bietet eine „elektronische Sicht“. Dabei wird die Position des Zugschlusses des vorausfahrenden Zuges kontinuierlich an den folgenden Zug übermittelt <text:span text:style-name="T28">und im Führerstand angezeigt</text:span>. <text:span text:style-name="T28">Man spricht auch von „Moving blocks“, denn der Streckenblock in dem sich der Zug befinden wandert mit dem Zug mit. ETCS ist inzwischen Weltweit auf verschiedensten Eisenbahnstrecken im Einsatz.</text:span></text:p>
      <text:h text:style-name="Heading_20_2" text:outline-level="2">Bei RailControl umgesetzte Zugsicherung</text:h>
      <text:h text:style-name="P56" text:outline-level="1"><text:bookmark-start text:name="__RefHeading___Toc538_433743450"/>Fazit<text:bookmark-end text:name="__RefHeading___Toc538_433743450"/></text:h>
      <text:p text:style-name="P17">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53" text:outline-level="1"><text:bookmark-start text:name="__RefHeading___Toc540_433743450"/>Ausblick<text:bookmark-end text:name="__RefHeading___Toc540_433743450"/></text:h>
      <text:p text:style-name="P28">Die Software ist bei mir im produktiven Einsatz und wird das auch bleiben.</text:p>
      <text:p text:style-name="P18">Bei Software ist es wie am Tisch: Der Appetit kommt mit dem Essen. So schweben auch schon neue Ideen im Raum, welche umgesetzt werden woll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11">sy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Dieses Umfahren des Zuges kann im Moment noch nicht konfiguriert werden.</text:p>
      <text:h text:style-name="P62" text:outline-level="2"><text:bookmark-start text:name="__RefHeading___Toc552_433743450"/><text:soft-page-break/>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61"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P54"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46">Wikipedia: POSIX, <text:a xlink:type="simple" xlink:href="https://en.wikipedia.org/wiki/POSIX" text:style-name="Internet_20_link" text:visited-style-name="Visited_20_Internet_20_Link">https://en.wikipedia.org/wiki/POSIX</text:a> (abgerufen am 26. April 2019)</text:p>
      <text:p text:style-name="P47">Wikipedia: Sicherung von Zugfahrten <text:a xlink:type="simple" xlink:href="https://de.wikipedia.org/wiki/Sicherung_von_Zugfahrten" text:style-name="Internet_20_link" text:visited-style-name="Visited_20_Internet_20_Link">https://de.wikipedia.org/wiki/Sicherung_von_Zugfahrten</text:a> (abgerufen am 3. Mai 2019)</text:p>
      <text:h text:style-name="Heading_20_1" text:outline-level="1"><text:bookmark-start text:name="__RefHeading___Toc562_433743450"/>Ehrlichkeitserklärung<text:bookmark-end text:name="__RefHeading___Toc562_433743450"/></text:h>
      <text:p text:style-name="P16">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13"><draw:image xlink:href="Pictures/10000000000009EF0000018ACB4D87E70F42DBC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5-03T22:30:49.032715512</dc:date>
    <dc:creator>Teddy </dc:creator>
    <meta:editing-duration>PT1H15M55S</meta:editing-duration>
    <meta:editing-cycles>14</meta:editing-cycles>
    <meta:generator>LibreOffice/5.1.6.2$Linux_X86_64 LibreOffice_project/10m0$Build-2</meta:generator>
    <meta:document-statistic meta:table-count="0" meta:image-count="1" meta:object-count="0" meta:page-count="14" meta:paragraph-count="132" meta:word-count="1837" meta:character-count="13948" meta:non-whitespace-character-count="12242"/>
  </office:meta>
</office:document-meta>
</file>